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officeooo:paragraph-rsid="001a5ee3" style:font-size-asian="11pt" style:font-size-complex="11pt"/>
    </style:style>
    <style:style style:name="P2" style:family="paragraph" style:parent-style-name="Standard">
      <style:text-properties fo:color="#00000a" style:font-name="Calibri" fo:font-size="11pt" fo:font-weight="bold" officeooo:paragraph-rsid="001a5ee3" style:font-size-asian="11pt" style:font-size-complex="11pt"/>
    </style:style>
    <style:style style:name="P3" style:family="paragraph" style:parent-style-name="Standard">
      <style:paragraph-properties fo:margin-top="0in" fo:margin-bottom="0.139in" loext:contextual-spacing="false"/>
      <style:text-properties fo:color="#00000a" style:font-name="Calibri" fo:font-size="11pt" officeooo:paragraph-rsid="001a5ee3" style:font-size-asian="11pt" style:font-size-complex="11pt"/>
    </style:style>
    <style:style style:name="P4" style:family="paragraph" style:parent-style-name="Standard" style:list-style-name="L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fo:color="#00000a" style:font-name="Calibri" fo:font-size="11pt" officeooo:paragraph-rsid="001a5ee3" style:font-size-asian="11pt" style:font-size-complex="11pt"/>
    </style:style>
    <style:style style:name="P5" style:family="paragraph" style:parent-style-name="Standard" style:list-style-name="L5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fo:color="#00000a" style:font-name="Calibri" fo:font-size="11pt" officeooo:paragraph-rsid="001a5ee3" style:font-size-asian="11pt" style:font-size-complex="11pt"/>
    </style:style>
    <style:style style:name="P6" style:family="paragraph" style:parent-style-name="Standard" style:list-style-name="L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fo:color="#00000a" style:font-name="Calibri" fo:font-size="11pt" officeooo:rsid="001a5ee3" officeooo:paragraph-rsid="001a5ee3" style:font-size-asian="11pt" style:font-size-complex="11pt"/>
    </style:style>
    <style:style style:name="P7" style:family="paragraph" style:parent-style-name="Standard" style:list-style-name="L4">
      <style:paragraph-properties fo:margin-left="0.5in" fo:margin-right="0in" fo:text-indent="-0.5in" style:auto-text-indent="false">
        <style:tab-stops/>
      </style:paragraph-properties>
      <style:text-properties fo:color="#00000a" style:font-name="Calibri" fo:font-size="11pt" officeooo:rsid="001b4446" officeooo:paragraph-rsid="001b4446" style:font-size-asian="11pt" style:font-size-complex="11pt"/>
    </style:style>
    <style:style style:name="P8" style:family="paragraph" style:parent-style-name="Standard" style:list-style-name="L5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fo:color="#00000a" style:font-name="Calibri" fo:font-size="11pt" officeooo:rsid="001f5c1e" officeooo:paragraph-rsid="001f5c1e" style:font-size-asian="11pt" style:font-size-complex="11pt"/>
    </style:style>
    <style:style style:name="P9" style:family="paragraph" style:parent-style-name="Standard" style:list-style-name="L5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fo:color="#00000a" style:font-name="Calibri" fo:font-size="11pt" officeooo:rsid="0020df52" officeooo:paragraph-rsid="0020df52" style:font-size-asian="11pt" style:font-size-complex="11pt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officeooo:paragraph-rsid="001a5ee3" style:font-size-asian="11pt" style:font-size-complex="11pt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font-weight="bold" officeooo:paragraph-rsid="001a5ee3" style:font-size-asian="11pt" style:font-size-complex="11pt"/>
    </style:style>
    <style:style style:name="P12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officeooo:paragraph-rsid="001a5ee3" style:font-size-asian="11pt" style:font-size-complex="11pt"/>
    </style:style>
    <style:style style:name="P13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officeooo:rsid="0020df52" officeooo:paragraph-rsid="0020df52" style:font-size-asian="11pt" style:font-size-complex="11pt"/>
    </style:style>
    <style:style style:name="P14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officeooo:paragraph-rsid="001a5ee3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officeooo:rsid="001a5ee3"/>
    </style:style>
    <style:style style:name="T3" style:family="text">
      <style:text-properties officeooo:rsid="001c33c6"/>
    </style:style>
    <style:style style:name="T4" style:family="text">
      <style:text-properties officeooo:rsid="0020df52"/>
    </style:style>
    <text:list-style style:name="L1">
      <text:list-level-style-bullet text:level="1" text:bullet-char="•">
        <style:list-level-properties text:space-before="0.25in" text:min-label-width="0.25in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text:span text:style-name="T1">Title</text:span>: <text:span text:style-name="T2">Back Button</text:span></text:p>
      <text:p text:style-name="P3"><text:span text:style-name="T1">Description:</text:span> <text:s/>The back button is a button on the top left of the screen that enables the user to go back to the previous screen..</text:p>
      <text:p text:style-name="P2">Pre-conditions:</text:p>
      <text:list xml:id="list150787224865564916" text:style-name="L1">
        <text:list-item>
          <text:p text:style-name="P4">The App is open and has focus.</text:p>
        </text:list-item>
        <text:list-item>
          <text:p text:style-name="P6">The App is displaying one of the following Screens: <text:s/>Service Results Screen, Room Results Screen, Trip Results Screen, Settings Screen.</text:p>
        </text:list-item>
      </text:list>
      <text:p text:style-name="P10"/>
      <text:p text:style-name="P2">Post-conditions:</text:p>
      <text:list xml:id="list9073462949107163840" text:style-name="L4">
        <text:list-item>
          <text:p text:style-name="P7">The App displays the Previous Screen.</text:p>
        </text:list-item>
        <text:list-item>
          <text:p text:style-name="P7">The App displays the Home Screen If the Previous Screen was the Where Am I Screen.</text:p>
        </text:list-item>
      </text:list>
      <text:p text:style-name="P2"/>
      <text:p text:style-name="P2">Actors:</text:p>
      <text:list xml:id="list180847757395222" text:continue-list="list150787224865564916" text:style-name="L1">
        <text:list-item>
          <text:p text:style-name="P4">User</text:p>
        </text:list-item>
        <text:list-item>
          <text:p text:style-name="P4">App</text:p>
        </text:list-item>
      </text:list>
      <text:p text:style-name="P11"/>
      <text:p text:style-name="P2">Main Success Scenario: </text:p>
      <text:list xml:id="list9046563034876556994" text:style-name="L5">
        <text:list-item>
          <text:p text:style-name="P5">The User presses the <text:span text:style-name="T3">Back</text:span> Button.</text:p>
        </text:list-item>
        <text:list-item>
          <text:p text:style-name="P8">The App requests the Previous Screen from the Operating System.</text:p>
        </text:list-item>
        <text:list-item>
          <text:p text:style-name="P9">The App determines that the Previous Screen was not the Where Am I Screen.</text:p>
        </text:list-item>
        <text:list-item>
          <text:p text:style-name="P9">The App displays the Previous Screen.</text:p>
        </text:list-item>
      </text:list>
      <text:p text:style-name="P1"/>
      <text:p text:style-name="P2">Alternate Flow 1:</text:p>
      <text:p text:style-name="P12"><text:span text:style-name="T4">3</text:span>A. <text:s text:c="2"/><text:span text:style-name="T4">The App determines that the Previous Screen was the Where Am I Screen.</text:span></text:p>
      <text:p text:style-name="P13">4A. <text:s text:c="2"/>The App displays the Home Screen.</text:p>
      <text:p text:style-name="P14"/>
      <text:p text:style-name="P1"><text:span text:style-name="T1">Alternate Flow 2</text:span>: </text:p>
      <text:p text:style-name="P12">1B. <text:s text:c="2"/>The App receives an interrupt signal from the operating system and looses focus.</text:p>
      <text:p text:style-name="P12">2B. <text:s text:c="2"/>The App regains focus and resumes at the step where it had lost focu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7:54:44.387000000</meta:creation-date>
    <dc:date>2016-02-09T18:08:45.818000000</dc:date>
    <meta:editing-duration>PT13M58S</meta:editing-duration>
    <meta:editing-cycles>6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22" meta:word-count="187" meta:character-count="1032" meta:non-whitespace-character-count="865"/>
  </office:meta>
</office:document-meta>
</file>